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6.519cm" fo:margin-left="0cm" table:align="left"/>
    </style:style>
    <style:style style:name="Table5.A" style:family="table-column">
      <style:table-column-properties style:column-width="3.302cm"/>
    </style:style>
    <style:style style:name="Table5.C" style:family="table-column">
      <style:table-column-properties style:column-width="3.3cm"/>
    </style:style>
    <style:style style:name="Table5.E" style:family="table-column">
      <style:table-column-properties style:column-width="3.3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data-style-name="N37">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text-properties fo:font-size="12pt" style:text-underline-style="solid" style:text-underline-width="auto" style:text-underline-color="font-color" style:font-size-asian="12pt" style:font-size-complex="12pt"/>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style>
    <style:style style:name="P7" style:family="paragraph" style:parent-style-name="Standard">
      <style:text-properties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9" style:family="paragraph" style:parent-style-name="Standard">
      <style:text-properties style:font-name="Times New Roman"/>
    </style:style>
    <style:style style:name="P10" style:family="paragraph" style:parent-style-name="Standard">
      <style:paragraph-properties fo:line-height="100%"/>
      <style:text-properties style:font-name="Times New Roman" fo:font-size="12pt" style:font-size-asian="12pt" style:font-size-complex="12pt"/>
    </style:style>
    <style:style style:name="P11" style:family="paragraph" style:parent-style-name="Standard">
      <style:text-properties style:font-name="Times New Roman"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2" style:family="paragraph" style:parent-style-name="Standard">
      <style:paragraph-properties fo:text-align="start" style:justify-single-word="false" style:text-autospace="none"/>
    </style:style>
    <style:style style:name="P13"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14"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5"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7"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name-asian="TimesNewRomanPSMT" style:font-size-asian="14pt" style:font-weight-asian="bold" style:font-name-complex="TimesNewRomanPSMT" style:font-size-complex="14pt"/>
    </style:style>
    <style:style style:name="P18" style:family="paragraph" style:parent-style-name="Standard">
      <style:paragraph-properties fo:text-align="center" style:justify-single-word="false"/>
      <style:text-properties style:font-name="Arial" fo:font-size="14pt" style:font-size-asian="14pt" style:font-size-complex="14pt"/>
    </style:style>
    <style:style style:name="P19"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20" style:family="paragraph" style:parent-style-name="Standard">
      <style:paragraph-properties fo:text-align="center" style:justify-single-word="false" style:text-autospace="none"/>
      <style:text-properties style:font-name="Arial" fo:font-size="14pt" style:font-name-asian="TimesNewRomanPSMT" style:font-size-asian="14pt" style:font-name-complex="TimesNewRomanPSMT" style:font-size-complex="14pt"/>
    </style:style>
    <style:style style:name="P21"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style>
    <style:style style:name="P22" style:family="paragraph" style:parent-style-name="List_20_Paragraph">
      <style:paragraph-properties fo:margin-left="0cm" fo:margin-right="0cm" fo:line-height="100%" fo:text-indent="0cm" style:auto-text-indent="false"/>
      <style:text-properties fo:font-size="12pt" style:font-size-asian="12pt" style:font-size-complex="12pt"/>
    </style:style>
    <style:style style:name="P23" style:family="paragraph" style:parent-style-name="List_20_Paragraph">
      <style:paragraph-properties fo:margin-left="0cm" fo:margin-right="0cm" fo:line-height="100%" fo:text-indent="0cm" style:auto-text-indent="false"/>
      <style:text-properties style:font-name="Times New Roman" fo:font-size="12pt" style:text-underline-style="none" fo:font-weight="bold" style:font-size-asian="12pt" style:font-weight-asian="bold" style:font-size-complex="12pt" style:font-weight-complex="bold"/>
    </style:style>
    <style:style style:name="P24" style:family="paragraph" style:parent-style-name="List_20_Paragraph">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25" style:family="paragraph" style:parent-style-name="Standard">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26"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27" style:family="paragraph" style:parent-style-name="Standard">
      <style:paragraph-properties fo:margin-left="3.752cm" fo:margin-right="0cm" fo:line-height="100%" fo:text-indent="-3.752cm" style:auto-text-indent="false"/>
      <style:text-properties fo:font-size="12pt" fo:background-color="transparent" style:font-size-asian="12pt" style:font-size-complex="12pt"/>
    </style:style>
    <style:style style:name="P28" style:family="paragraph" style:parent-style-name="Table_20_Contents">
      <style:text-properties style:font-name="Arial"/>
    </style:style>
    <style:style style:name="P29" style:family="paragraph" style:parent-style-name="Table_20_Contents">
      <style:text-properties style:font-name="Arial" fo:font-weight="bold" style:font-weight-asian="bold" style:font-weight-complex="bold"/>
    </style:style>
    <style:style style:name="P30"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31" style:family="paragraph" style:parent-style-name="Standard" style:list-style-name="L1"/>
    <style:style style:name="P32" style:family="paragraph" style:parent-style-name="Standard" style:list-style-name="L3"/>
    <style:style style:name="P33" style:family="paragraph" style:parent-style-name="Standard" style:list-style-name="L4"/>
    <style:style style:name="P34" style:family="paragraph" style:parent-style-name="Standard">
      <style:paragraph-properties fo:text-align="start" style:justify-single-word="false" style:text-autospace="none"/>
    </style:style>
    <style:style style:name="P35" style:family="paragraph" style:parent-style-name="Table_20_Contents">
      <style:text-properties style:font-name="Arial"/>
    </style:style>
    <style:style style:name="P36" style:family="paragraph" style:parent-style-name="Table_20_Contents">
      <style:text-properties style:font-name="Arial" fo:font-size="10.5pt" style:font-size-asian="10.5pt" style:font-size-complex="10.5pt"/>
    </style:style>
    <style:style style:name="P37" style:family="paragraph" style:parent-style-name="Heading_20_1">
      <style:text-properties style:font-name="Arial" fo:font-size="16.1000003814697pt" style:font-name-asian="Times New Roman1" style:font-size-asian="16.1000003814697pt" style:font-name-complex="Times New Roman1" style:font-size-complex="16.1000003814697pt"/>
    </style:style>
    <style:style style:name="P38" style:family="paragraph" style:parent-style-name="Heading_20_1">
      <style:text-properties style:font-name="Times New Roman1" fo:font-size="12pt" style:font-name-asian="Times New Roman1" style:font-size-asian="12pt" style:font-name-complex="Times New Roman1" style:font-size-complex="12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ize="11pt" fo:language="en" fo:country="GB" style:font-name-asian="CMR10" style:font-size-asian="11pt" style:font-name-complex="CMR10" style:font-size-complex="11pt"/>
    </style:style>
    <style:style style:name="T3" style:family="text">
      <style:text-properties style:font-name="Times New Roman"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variant="normal" fo:text-transform="none" fo:color="#282828" style:font-name="Times New Roman" fo:letter-spacing="normal" fo:font-style="normal" style:text-underline-style="none" fo:font-weight="normal" style:font-weight-asian="bold" style:font-weight-complex="bold"/>
    </style:style>
    <style:style style:name="T6" style:family="text">
      <style:text-properties fo:color="#000000" style:text-underline-style="none" fo:font-weight="normal" style:font-weight-asian="normal" style:font-weight-complex="normal"/>
    </style:style>
    <style:style style:name="T7" style:family="text">
      <style:text-properties fo:color="#000000" fo:letter-spacing="normal" fo:language="en" fo:country="GB" style:font-name-asian="Calibri" style:font-name-complex="Calibri" style:text-scale="100%"/>
    </style:style>
    <style:style style:name="T8"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
      <text:p text:style-name="P13"/>
      <text:p text:style-name="P13">Design Specification: GROUP 12</text:p>
      <text:p text:style-name="P14"/>
      <text:p text:style-name="P15"/>
      <text:p text:style-name="P18"><text:span text:style-name="T4">Aut</text:span><text:span text:style-name="T6">hors: </text:span><text:span text:style-name="T7">bea16, dpb1, alh32, fik, anp28, srp11, lps1, lot15, thw10</text:span></text:p>
      <text:p text:style-name="P19">Config Ref: N/A</text:p>
      <text:p text:style-name="P19">Date: 25/11/2013</text:p>
      <text:p text:style-name="P19">Version: 0.1</text:p>
      <text:p text:style-name="P19">Status: Draft</text:p>
      <text:p text:style-name="P16"/>
      <text:p text:style-name="P16"/>
      <text:p text:style-name="P21"/>
      <text:p text:style-name="P21"/>
      <text:p text:style-name="P21"/>
      <text:p text:style-name="P16"/>
      <text:p text:style-name="P17">Department of Computer Science</text:p>
      <text:p text:style-name="P20">Aberystwyth University</text:p>
      <text:p text:style-name="P20">Aberystwyth</text:p>
      <text:p text:style-name="P20">Ceredigion</text:p>
      <text:p text:style-name="P20">SY23 3DB</text:p>
      <text:p text:style-name="P20">Copyright © Aberystwyth University 2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9">1 INTRODUCTION<text:tab/>3</text:p>
          <text:p text:style-name="P40">1.1 Purpose of this Document<text:tab/>3</text:p>
          <text:p text:style-name="P40">1.2 Scope<text:tab/>3</text:p>
          <text:p text:style-name="P40">1.3 Objectives<text:tab/>3</text:p>
          <text:p text:style-name="P39">2 DECOMPOSITION DESCRIPTION<text:tab/>5</text:p>
          <text:p text:style-name="P40">2.1 Programs in system<text:tab/>5</text:p>
          <text:p text:style-name="P40">2.2. Significant classes in each program<text:tab/>5</text:p>
          <text:p text:style-name="P40">2.2.1 Significant classes in Program 1<text:tab/>5</text:p>
          <text:p text:style-name="P40">2.2.2 Significant classes in Program 2 .....<text:tab/>5</text:p>
          <text:p text:style-name="P40">2.2.n Significant classes in Program n .....<text:tab/>5</text:p>
          <text:p text:style-name="P40">2.3 Modules shared between programs<text:tab/>5</text:p>
          <text:p text:style-name="P40">2.4 Mapping from requirements to classes<text:tab/>5</text:p>
          <text:p text:style-name="P39">3 DEPENDENCY DESCRIPTION<text:tab/>5</text:p>
          <text:p text:style-name="P40">3.1 Component Diagrams<text:tab/>5</text:p>
          <text:p text:style-name="P40">3.1.1 Component Diagram for Program 1<text:tab/>5</text:p>
          <text:p text:style-name="P40">3.1.2 Component Diagram for Program 2<text:tab/>5</text:p>
          <text:p text:style-name="P40">3.2 Inheritance Relationships<text:tab/>5</text:p>
          <text:p text:style-name="P39">4 INTERFACE DESCRIPTION<text:tab/>5</text:p>
          <text:p text:style-name="P40">4.1 Class 1 interface specification<text:tab/>5</text:p>
          <text:p text:style-name="P40">4.2 Class 2 interface specification . . .<text:tab/>5</text:p>
          <text:p text:style-name="P39">5 DETAILED DESIGN<text:tab/>5</text:p>
          <text:p text:style-name="P40">5.1 Sequence diagrams<text:tab/>5</text:p>
          <text:p text:style-name="P40">5.2 Significant algorithms<text:tab/>5</text:p>
          <text:p text:style-name="P40">5.3 Significant data structures<text:tab/>6</text:p>
          <text:p text:style-name="P39">6 REFERENCES<text:tab/>6</text:p>
          <text:p text:style-name="P39">APPENDICES<text:tab/>6</text:p>
          <text:p text:style-name="P39">Document History<text:tab/>6</text:p>
        </text:index-body>
      </text:table-of-content>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text:h>
      <text:h text:style-name="Heading_20_1" text:outline-level="1">1 INTRODUCTION</text:h>
      <text:h text:style-name="Heading_20_2" text:outline-level="2">1.1 Purpose of this Document</text:h>
      <text:p text:style-name="Standard">This document is here to ensure that the format and content of the information which will be a part of the final design specification document in the the software engineering group project. It will help to make sure that all the major details and functions of the system are described. This will include a description of the programs which are a part of the overall system with a further description of significant classes in each one of them. Component diagrams will be shown as well as inheritance relationships for both of the systems. The system will be described in detail using a variety of diagrams, algorithms and data structures.</text:p>
      <text:h text:style-name="Heading_20_2" text:outline-level="2">1.2 Scope</text:h>
      <text:p text:style-name="Standard">This document specifies the standards for writing software design specifications. It describes the necessary layout and content of a design specification. This document will be produced in accordance to the design specification standards document <text:span text:style-name="T8">[1]</text:span> SE.QA.05.A. </text:p>
      <text:p text:style-name="Standard"/>
      <text:p text:style-name="Standard">The main sections to be covered are: </text:p>
      <text:p text:style-name="Standard"/>
      <text:list xml:id="list4442356585783139529" text:style-name="L1">
        <text:list-item>
          <text:p text:style-name="P31">Introduction: to include the purpose of the document, scope and objectives.</text:p>
        </text:list-item>
      </text:list>
      <text:list xml:id="list2945989017230348833" text:style-name="L3">
        <text:list-item>
          <text:p text:style-name="P32">Decomposition Description: this section will include a description of the programs in system as well as significant classes in each program. Furthermore modules shared between the programs will be described. A table showing Specific Requirements and how they are mapped into classes will also be provided.</text:p>
        </text:list-item>
        <text:list-item>
          <text:p text:style-name="P32">Dependency Description: this section will include two component diagrams, one for each program within the system. What is more, inheritance relationships will be described.</text:p>
        </text:list-item>
        <text:list-item>
          <text:p text:style-name="P32">Interface Description: this section will include interface specification for each of the classes.</text:p>
        </text:list-item>
        <text:list-item>
          <text:p text:style-name="P32">Detailed Design: the final section will include sequence diagrams, significant algorithms as well as significant data structures.</text:p>
        </text:list-item>
        <text:list-item>
          <text:p text:style-name="P32">References: will include references to the external sources used when producing the document.</text:p>
        </text:list-item>
      </text:list>
      <text:p text:style-name="Standard"/>
      <text:h text:style-name="Heading_20_2" text:outline-level="2">1.3 Objectives</text:h>
      <text:p text:style-name="Standard">The main objective is to aid the production of a design specification which is a complete and accurate translation of the client's requirements into a description of the design elements necessary for the implementation phase. These will include the software structure, components, interfaces, and data. In a complete design specification, each requirement must be traceable to one or more design entities. <text:span text:style-name="T8">[1]</text:span></text:p>
      <text:p text:style-name="Standard"/>
      <text:p text:style-name="Standard">Objectives are: <text:s/></text:p>
      <text:list xml:id="list8450628582239445828" text:style-name="L4">
        <text:list-item>
          <text:list>
            <text:list-item>
              <text:p text:style-name="P33">To describe the programs in system and how they will interact together</text:p>
            </text:list-item>
            <text:list-item>
              <text:p text:style-name="P33">To show the components and inheritance within the system using component diagrams and inheritance relationships.</text:p>
            </text:list-item>
            <text:list-item>
              <text:p text:style-name="P33"><text:soft-page-break/>To specify interfaces for each program.</text:p>
            </text:list-item>
            <text:list-item>
              <text:p text:style-name="P33">To describe significant algorithms and data structures. </text:p>
            </text:list-item>
          </text:list>
        </text:list-item>
      </text:list>
      <text:h text:style-name="Heading_20_1" text:outline-level="1"><text:soft-page-break/>2 DECOMPOSITION DESCRIPTION</text:h>
      <text:h text:style-name="Heading_20_2" text:outline-level="2">2.1 Programs in system</text:h>
      <text:h text:style-name="Heading_20_2" text:outline-level="2">2.2. Significant classes in each program</text:h>
      <text:h text:style-name="Heading_20_2" text:outline-level="2">2.2.1 Significant classes in Program 1</text:h>
      <text:h text:style-name="Heading_20_2" text:outline-level="2">2.2.2 Significant classes in Program 2 .....</text:h>
      <text:h text:style-name="Heading_20_2" text:outline-level="2">2.2.n Significant classes in Program n .....</text:h>
      <text:h text:style-name="Heading_20_2" text:outline-level="2">2.3 Modules shared between programs</text:h>
      <text:h text:style-name="Heading_20_2" text:outline-level="2">2.4 Mapping from requirements to classes</text:h>
      <text:h text:style-name="Heading_20_1" text:outline-level="1">3 DEPENDENCY DESCRIPTION</text:h>
      <text:h text:style-name="Heading_20_2" text:outline-level="2">3.1 Component Diagrams</text:h>
      <text:h text:style-name="Heading_20_2" text:outline-level="2">3.1.1 Component Diagram for Program 1</text:h>
      <text:h text:style-name="Heading_20_2" text:outline-level="2">3.1.2 Component Diagram for Program 2</text:h>
      <text:h text:style-name="Heading_20_2" text:outline-level="2">3.2 Inheritance Relationships</text:h>
      <text:h text:style-name="Heading_20_1" text:outline-level="1">4 INTERFACE DESCRIPTION</text:h>
      <text:h text:style-name="Heading_20_2" text:outline-level="2">4.1 Class 1 interface specification</text:h>
      <text:h text:style-name="Heading_20_2" text:outline-level="2">4.2 Class 2 interface specification . . .</text:h>
      <text:h text:style-name="Heading_20_1" text:outline-level="1">5 DETAILED DESIGN</text:h>
      <text:h text:style-name="Heading_20_2" text:outline-level="2">5.1 Sequence diagrams</text:h>
      <text:h text:style-name="Heading_20_2" text:outline-level="2">5.2 Significant algorithms</text:h>
      <text:h text:style-name="Heading_20_2" text:outline-level="2"><text:soft-page-break/>5.3 Significant data structures</text:h>
      <text:h text:style-name="Heading_20_1" text:outline-level="1">6 REFERENCES</text:h>
      <text:h text:style-name="P37" text:outline-level="1">APPENDICES</text:h>
      <text:h text:style-name="Heading_20_1" text:outline-level="1">Document History</text:h>
      <text:p text:style-name="P11"/>
      <table:table table:name="Table5" table:style-name="Table5">
        <table:table-column table:style-name="Table5.A" table:number-columns-repeated="2"/>
        <table:table-column table:style-name="Table5.C"/>
        <table:table-column table:style-name="Table5.A"/>
        <table:table-column table:style-name="Table5.E"/>
        <table:table-row>
          <table:table-cell table:style-name="Table5.A1" office:value-type="string">
            <text:p text:style-name="P29">Version</text:p>
          </table:table-cell>
          <table:table-cell table:style-name="Table5.A1" office:value-type="string">
            <text:p text:style-name="P29">CCF No.</text:p>
          </table:table-cell>
          <table:table-cell table:style-name="Table5.A1" office:value-type="string">
            <text:p text:style-name="P29">Date</text:p>
          </table:table-cell>
          <table:table-cell table:style-name="Table5.A1" office:value-type="string">
            <text:p text:style-name="P29">Changes made to the document</text:p>
          </table:table-cell>
          <table:table-cell table:style-name="Table5.E1" office:value-type="string">
            <text:p text:style-name="P29">Changed by</text:p>
          </table:table-cell>
        </table:table-row>
        <table:table-row>
          <table:table-cell table:style-name="Table5.A2" office:value-type="float" office:value="0.1">
            <text:p text:style-name="P28">0.1</text:p>
          </table:table-cell>
          <table:table-cell table:style-name="Table5.B2" office:value-type="string">
            <text:p text:style-name="P28">N/A</text:p>
          </table:table-cell>
          <table:table-cell table:style-name="Table5.C2" office:value-type="date" office:date-value="2013-11-25">
            <text:p text:style-name="P28">25/11/13</text:p>
          </table:table-cell>
          <table:table-cell table:style-name="Table5.B2" office:value-type="string">
            <text:p text:style-name="P28">Initial creation.</text:p>
          </table:table-cell>
          <table:table-cell table:style-name="Table5.E2" office:value-type="string">
            <text:p text:style-name="P12"><text:span text:style-name="Default_20_Paragraph_20_Font"><text:span text:style-name="T2">LPS1</text:span></text:span></text:p>
          </table:table-cell>
        </table:table-row>
        <table:table-row>
          <table:table-cell table:style-name="Table5.A2" office:value-type="float" office:value="0.2">
            <text:p text:style-name="P28">0.2</text:p>
          </table:table-cell>
          <table:table-cell table:style-name="Table5.B2" office:value-type="string">
            <text:p text:style-name="P28">N/A</text:p>
          </table:table-cell>
          <table:table-cell table:style-name="Table5.C2" office:value-type="date" office:date-value="2013-12-01">
            <text:p text:style-name="P28">01/12/13</text:p>
          </table:table-cell>
          <table:table-cell table:style-name="Table5.B2" office:value-type="string">
            <text:p text:style-name="P36">Introduction added</text:p>
          </table:table-cell>
          <table:table-cell table:style-name="Table5.E2" office:value-type="string">
            <text:p text:style-name="P12"><text:span text:style-name="Default_20_Paragraph_20_Font"><text:span text:style-name="T2">LPS1</text:span></text:span></text:p>
          </table:table-cell>
        </table:table-row>
      </table:table>
      <text:p text:style-name="P9"/>
      <text:h text:style-name="P38" text:outline-level="1"/>
      <text:p text:style-name="P6"/>
      <text:p text:style-name="P7"/>
      <text:p text:style-name="P5"/>
      <text:p text:style-name="P10"/>
      <text:p text:style-name="P27"/>
      <text:p text:style-name="P22"><text:span text:style-name="T5"><text:s/></text:span><text:span text:style-name="T3"><text:line-break/><text:line-break/></text:span><text:span text:style-name="T3"><text:line-break/><text:line-break/></text:span></text:p>
      <text:p text:style-name="P23"/>
      <text:p text:style-name="P24"/>
      <text:p text:style-name="P25"/>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CMR10" svg:font-family="CMR10"/>
    <style:font-face style:name="Mangal1" svg:font-family="Mangal"/>
    <style:font-face style:name="OpenSymbol1" svg:font-family="OpenSymbol"/>
    <style:font-face style:name="Times New Roman1" svg:font-family="'Times New Roman'" style:font-family-generic="roman"/>
    <style:font-face style:name="TimesNewRomanPSMT" svg:font-family="TimesNewRomanPSMT"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oup 12 Design Specification </text:span><text:tab/><text:span text:style-name="MT1">v0.1<text:tab/>Draft</text:span></text:p>
      </style:header>
      <style:footer>
        <text:p text:style-name="MP2">Aberystwyth University / Computer Science<text:tab/><text:tab/>Page <text:page-number text:select-page="current">6</text:page-number> of <text:page-count>6</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2-01T15:13:29.16</dc:date>
    <meta:editing-duration>PT11H5M3S</meta:editing-duration>
    <meta:editing-cycles>59</meta:editing-cycles>
    <meta:generator>OpenOffice/4.0.1$Win32 OpenOffice.org_project/401m5$Build-9714</meta:generator>
    <dc:creator>Luke Suggett</dc:creator>
    <meta:document-statistic meta:table-count="1" meta:image-count="0" meta:object-count="0" meta:page-count="6" meta:paragraph-count="100" meta:word-count="716" meta:character-count="4564"/>
  </office:meta>
</office:document-meta>
</file>